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8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width="0cm" svg:stroke-color="#000000" draw:fill="none" draw:fill-color="#ffffff" fo:min-height="0.762cm"/>
    </style:style>
    <style:style style:name="gr9" style:family="graphic" style:parent-style-name="standard">
      <style:graphic-properties draw:stroke="none" svg:stroke-width="0cm" svg:stroke-color="#000000" draw:fill="none" draw:fill-color="#ffffff" fo:min-height="1.905cm"/>
    </style:style>
    <style:style style:name="gr10" style:family="graphic" style:parent-style-name="objectwithoutfill">
      <style:graphic-properties svg:stroke-width="0.711cm" svg:stroke-color="#ff0000" draw:fill="none" draw:fill-color="#ff3366" draw:textarea-vertical-align="middle" fo:padding-top="0.48cm" fo:padding-bottom="0.48cm" fo:padding-left="0.605cm" fo:padding-right="0.605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8pt" style:text-underline-style="solid" style:text-underline-width="auto" style:text-underline-color="font-color" style:font-size-asian="18pt" style:font-size-complex="18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6.42cm" svg:height="1.852cm" svg:x="1cm" svg:y="4.175cm">
          <draw:text-box>
            <text:p text:style-name="P1">Unity / C#</text:p>
            <text:p text:style-name="P1">AgentScript.Update()</text:p>
          </draw:text-box>
        </draw:frame>
        <draw:frame draw:style-name="gr2" draw:layer="layout" svg:width="4.905cm" svg:height="1.675cm" svg:x="19.947cm" svg:y="4.503cm">
          <draw:text-box>
            <text:p>Annarchy / C++</text:p>
            <text:p text:style-name="P1">Agent</text:p>
          </draw:text-box>
        </draw:frame>
        <draw:line draw:style-name="gr3" draw:text-style-name="P1" draw:layer="layout" svg:x1="3.437cm" svg:y1="6.535cm" svg:x2="3.437cm" svg:y2="13.954cm">
          <text:p/>
        </draw:line>
        <draw:line draw:style-name="gr3" draw:text-style-name="P1" draw:layer="layout" svg:x1="22.36cm" svg:y1="6.789cm" svg:x2="22.36cm" svg:y2="11.615cm">
          <text:p/>
        </draw:line>
        <draw:frame draw:style-name="gr2" draw:text-style-name="P2" draw:layer="layout" svg:width="3.626cm" svg:height="1.267cm" svg:x="11.749cm" svg:y="7.297cm">
          <draw:text-box>
            <text:p><text:span text:style-name="T1">send input data</text:span></text:p>
            <text:p><text:span text:style-name="T1"/></text:p>
          </draw:text-box>
        </draw:frame>
        <draw:line draw:style-name="gr4" draw:text-style-name="P3" draw:layer="layout" svg:x1="3.436cm" svg:y1="9.075cm" svg:x2="22.36cm" svg:y2="10.345cm">
          <text:p text:style-name="P1"><text:span text:style-name="T2"/></text:p>
          <text:p text:style-name="P1"><text:span text:style-name="T2"/></text:p>
        </draw:line>
        <draw:line draw:style-name="gr4" draw:text-style-name="P3" draw:layer="layout" svg:x1="3.437cm" svg:y1="7.678cm" svg:x2="22.36cm" svg:y2="8.821cm">
          <text:p text:style-name="P1"><text:span text:style-name="T2"/></text:p>
          <text:p text:style-name="P1"><text:span text:style-name="T2"/></text:p>
        </draw:line>
        <draw:frame draw:style-name="gr2" draw:text-style-name="P2" draw:layer="layout" svg:width="3.542cm" svg:height="1.267cm" svg:x="11.452cm" svg:y="8.821cm">
          <draw:text-box>
            <text:p><text:span text:style-name="T1">MsgBeginSync</text:span></text:p>
            <text:p><text:span text:style-name="T1"/></text:p>
          </draw:text-box>
        </draw:frame>
        <draw:frame draw:style-name="gr2" draw:text-style-name="P4" draw:layer="layout" svg:width="2.864cm" svg:height="0.963cm" svg:x="12.639cm" svg:y="1.381cm">
          <draw:text-box>
            <text:p text:style-name="P1"><text:span text:style-name="T3">Frame 1</text:span></text:p>
          </draw:text-box>
        </draw:frame>
        <draw:frame draw:style-name="gr2" draw:text-style-name="P2" draw:layer="layout" svg:width="6.971cm" svg:height="0.759cm" draw:transform="rotate (1.57306525482219) translate (1.901cm 15.986cm)">
          <draw:text-box>
            <text:p text:style-name="P1"><text:span text:style-name="T1">save all Messages in SimpleNet</text:span></text:p>
          </draw:text-box>
        </draw:frame>
        <draw:line draw:style-name="gr5" draw:text-style-name="P5" draw:layer="layout" svg:x1="22.323cm" svg:y1="11.504cm" svg:x2="3.413cm" svg:y2="12.748cm">
          <text:p/>
        </draw:line>
        <draw:frame draw:style-name="gr6" draw:text-style-name="P2" draw:layer="layout" svg:width="4.064cm" svg:height="1.267cm" svg:x="11.655cm" svg:y="11.287cm">
          <draw:text-box>
            <text:p><text:span text:style-name="T1">MsgMotorAction</text:span></text:p>
            <text:p><text:span text:style-name="T1"/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7.521cm" svg:height="1.267cm" svg:x="4.302cm" svg:y="13.568cm">
          <draw:text-box>
            <text:p><text:span text:style-name="T1">wait until MsgStopSync is received</text:span></text:p>
            <text:p><text:span text:style-name="T1"/></text:p>
          </draw:text-box>
        </draw:frame>
        <draw:line draw:style-name="gr5" draw:text-style-name="P5" draw:layer="layout" svg:x1="22.487cm" svg:y1="8.487cm" svg:x2="3.577cm" svg:y2="9.731cm">
          <text:p/>
        </draw:line>
        <draw:frame draw:style-name="gr6" draw:text-style-name="P2" draw:layer="layout" svg:width="4.064cm" svg:height="1.267cm" svg:x="11.946cm" svg:y="9.54cm">
          <draw:text-box>
            <text:p><text:span text:style-name="T1">MsgMotorAction</text:span></text:p>
            <text:p><text:span text:style-name="T1"/></text:p>
          </draw:text-box>
        </draw:frame>
        <draw:line draw:style-name="gr5" draw:text-style-name="P5" draw:layer="layout" svg:x1="22.487cm" svg:y1="9.757cm" svg:x2="3.577cm" svg:y2="11.128cm">
          <text:p/>
        </draw:line>
        <draw:custom-shape draw:style-name="gr7" draw:text-style-name="P5" draw:layer="layout" svg:width="0.242cm" svg:height="0.249cm" svg:x="13.609cm" svg:y="11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42cm" svg:height="0.25cm" svg:x="13.609cm" svg:y="10.7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42cm" svg:height="0.25cm" svg:x="13.609cm" svg:y="11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4.064cm" svg:height="1.267cm" svg:x="11.946cm" svg:y="11.956cm">
          <draw:text-box>
            <text:p><text:span text:style-name="T1">MsgStopSync</text:span></text:p>
            <text:p><text:span text:style-name="T1"/></text:p>
          </draw:text-box>
        </draw:frame>
        <draw:line draw:style-name="gr3" draw:text-style-name="P1" draw:layer="layout" svg:x1="22.487cm" svg:y1="7.979cm" svg:x2="22.487cm" svg:y2="13.35cm">
          <text:p/>
        </draw:line>
        <draw:line draw:style-name="gr3" draw:text-style-name="P1" draw:layer="layout" svg:x1="3.564cm" svg:y1="7.979cm" svg:x2="3.564cm" svg:y2="12.805cm">
          <text:p/>
        </draw:line>
        <draw:line draw:style-name="gr3" draw:text-style-name="P1" draw:layer="layout" svg:x1="3.563cm" svg:y1="7.978cm" svg:x2="3.548cm" svg:y2="14.716cm">
          <text:p/>
        </draw:line>
        <draw:line draw:style-name="gr5" draw:text-style-name="P5" draw:layer="layout" svg:x1="22.487cm" svg:y1="12.08cm" svg:x2="3.577cm" svg:y2="13.451cm">
          <text:p/>
        </draw:line>
        <draw:frame draw:style-name="gr6" draw:text-style-name="P2" draw:layer="layout" svg:width="4.064cm" svg:height="1.267cm" svg:x="11.819cm" svg:y="8.27cm">
          <draw:text-box>
            <text:p><text:span text:style-name="T1">MsgMotorAction</text:span></text:p>
            <text:p><text:span text:style-name="T1"/></text:p>
          </draw:text-box>
        </draw:frame>
        <draw:frame draw:style-name="gr2" draw:text-style-name="P4" draw:layer="layout" svg:width="2.864cm" svg:height="0.963cm" svg:x="12.233cm" svg:y="1.307cm">
          <draw:text-box>
            <text:p text:style-name="P1"><text:span text:style-name="T3">Frame 2</text:span></text:p>
          </draw:text-box>
        </draw:frame>
        <draw:frame draw:style-name="gr1" draw:text-style-name="P1" draw:layer="layout" svg:width="6.42cm" svg:height="1.852cm" svg:x="1.254cm" svg:y="3.54cm">
          <draw:text-box>
            <text:p text:style-name="P1">Unity / C#</text:p>
            <text:p text:style-name="P1">AgentScript.Update()</text:p>
          </draw:text-box>
        </draw:frame>
        <draw:frame draw:style-name="gr2" draw:layer="layout" svg:width="4.905cm" svg:height="1.675cm" svg:x="20.201cm" svg:y="3.868cm">
          <draw:text-box>
            <text:p>Annarchy / C++</text:p>
            <text:p text:style-name="P1">Agent</text:p>
          </draw:text-box>
        </draw:frame>
        <draw:frame draw:style-name="gr8" draw:text-style-name="P2" draw:layer="layout" svg:width="12.446cm" svg:height="1.267cm" svg:x="-0.778cm" svg:y="7.172cm">
          <draw:text-box>
            <text:p><text:span text:style-name="T1">process all received Messages from Frame 1 in SimpleNet-Queue</text:span></text:p>
          </draw:text-box>
        </draw:frame>
        <draw:frame draw:style-name="gr9" draw:text-style-name="P2" draw:layer="layout" svg:width="8.763cm" svg:height="2.155cm" svg:x="2.016cm" svg:y="17.256cm">
          <draw:text-box>
            <text:p>VR internal world update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6" draw:layer="layout" svg:width="8.495cm" svg:height="1.852cm" svg:x="1.141cm" svg:y="1.18cm">
          <draw:text-box>
            <text:p text:style-name="P1"><text:span text:style-name="T4">Unity / C#</text:span></text:p>
            <text:p text:style-name="P1"><text:span text:style-name="T4">BehaviorScript.LateUpdate()</text:span></text:p>
          </draw:text-box>
        </draw:frame>
        <draw:frame draw:style-name="gr2" draw:text-style-name="P7" draw:layer="layout" svg:width="4.905cm" svg:height="1.675cm" svg:x="21.193cm" svg:y="1.381cm">
          <draw:text-box>
            <text:p><text:span text:style-name="T4">Annarchy / C++</text:span></text:p>
            <text:p text:style-name="P1"><text:span text:style-name="T4">Agent 1</text:span></text:p>
          </draw:text-box>
        </draw:frame>
        <draw:line draw:style-name="gr3" draw:text-style-name="P1" draw:layer="layout" svg:x1="3.54cm" svg:y1="3.54cm" svg:x2="3.54cm" svg:y2="17.51cm">
          <text:p/>
        </draw:line>
        <draw:line draw:style-name="gr3" draw:text-style-name="P1" draw:layer="layout" svg:x1="23.86cm" svg:y1="3.667cm" svg:x2="23.86cm" svg:y2="17.51cm">
          <text:p/>
        </draw:line>
        <draw:line draw:style-name="gr4" draw:text-style-name="P3" draw:layer="layout" svg:x1="3.54cm" svg:y1="6.08cm" svg:x2="23.86cm" svg:y2="7.223cm">
          <text:p text:style-name="P1"><text:span text:style-name="T2"/></text:p>
          <text:p text:style-name="P1"><text:span text:style-name="T2"/></text:p>
        </draw:line>
        <draw:frame draw:style-name="gr2" draw:text-style-name="P2" draw:layer="layout" svg:width="3.542cm" svg:height="1.267cm" svg:x="12.557cm" svg:y="5.825cm">
          <draw:text-box>
            <text:p><text:span text:style-name="T1">MsgBeginSync</text:span></text:p>
            <text:p><text:span text:style-name="T1"/></text:p>
          </draw:text-box>
        </draw:frame>
        <draw:line draw:style-name="gr5" draw:text-style-name="P5" draw:layer="layout" svg:x1="23.86cm" svg:y1="4.175cm" svg:x2="3.54cm" svg:y2="5.572cm">
          <text:p/>
        </draw:line>
        <draw:frame draw:style-name="gr2" draw:text-style-name="P2" draw:layer="layout" svg:width="3.313cm" svg:height="1.267cm" svg:x="12.43cm" svg:y="4.051cm">
          <draw:text-box>
            <text:p><text:span text:style-name="T1">MsgStopSync</text:span></text:p>
            <text:p><text:span text:style-name="T1"/></text:p>
          </draw:text-box>
        </draw:frame>
        <draw:frame draw:style-name="gr2" draw:text-style-name="P7" draw:layer="layout" svg:width="4.905cm" svg:height="1.675cm" svg:x="27.194cm" svg:y="1.381cm">
          <draw:text-box>
            <text:p><text:span text:style-name="T4">Annarchy / C++</text:span></text:p>
            <text:p text:style-name="P1"><text:span text:style-name="T4">Agent 2</text:span></text:p>
          </draw:text-box>
        </draw:frame>
        <draw:line draw:style-name="gr3" draw:text-style-name="P1" draw:layer="layout" svg:x1="29.861cm" svg:y1="3.667cm" svg:x2="29.861cm" svg:y2="17.51cm">
          <text:p/>
        </draw:line>
        <draw:frame draw:style-name="gr2" draw:text-style-name="P5" draw:layer="layout" svg:width="6.056cm" svg:height="1.267cm" draw:transform="rotate (1.57306525482219) translate (30.118cm 13.192cm)">
          <draw:text-box>
            <text:p text:style-name="P1"><text:span text:style-name="T1">sends as many</text:span></text:p>
            <text:p><text:span text:style-name="T1">MsgMotorAction as needed</text:span></text:p>
          </draw:text-box>
        </draw:frame>
        <draw:line draw:style-name="gr4" draw:text-style-name="P3" draw:layer="layout" svg:x1="3.539cm" svg:y1="6.08cm" svg:x2="29.829cm" svg:y2="7.223cm">
          <text:p text:style-name="P1"><text:span text:style-name="T2"/></text:p>
          <text:p text:style-name="P1"><text:span text:style-name="T2"/></text:p>
        </draw:line>
        <draw:line draw:style-name="gr5" draw:text-style-name="P5" draw:layer="layout" svg:x1="29.829cm" svg:y1="4.048cm" svg:x2="3.54cm" svg:y2="5.572cm">
          <text:p/>
        </draw:line>
        <draw:line draw:style-name="gr5" draw:text-style-name="P5" draw:layer="layout" svg:x1="29.802cm" svg:y1="10.444cm" svg:x2="26.627cm" svg:y2="10.825cm">
          <text:p/>
        </draw:line>
        <draw:line draw:style-name="gr5" draw:text-style-name="P5" draw:layer="layout" svg:x1="29.803cm" svg:y1="9.144cm" svg:x2="26.628cm" svg:y2="9.525cm">
          <text:p/>
        </draw:line>
        <draw:frame draw:style-name="gr2" draw:text-style-name="P2" draw:layer="layout" svg:width="6.255cm" svg:height="1.267cm" svg:x="3.794cm" svg:y="16.113cm">
          <draw:text-box>
            <text:p><text:span text:style-name="T1">wait until MsgStopSync from</text:span></text:p>
            <text:p text:style-name="P1"><text:span text:style-name="T1">all agents is received</text:span></text:p>
          </draw:text-box>
        </draw:frame>
        <draw:line draw:style-name="gr10" draw:text-style-name="P5" draw:layer="layout" svg:x1="1cm" svg:y1="1cm" svg:x2="27.416cm" svg:y2="20.812cm">
          <text:p/>
        </draw:line>
        <draw:line draw:style-name="gr10" draw:text-style-name="P5" draw:layer="layout" svg:x1="0.111cm" svg:y1="21.447cm" svg:x2="27.543cm" svg:y2="0.7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13:19:16.43</meta:creation-date>
    <dc:date>2013-06-14T11:00:59.14</dc:date>
    <meta:editing-duration>P6DT8M32S</meta:editing-duration>
    <meta:editing-cycles>14</meta:editing-cycles>
    <meta:generator>OpenOffice.org/3.4.1$Win32 OpenOffice.org_project/341m1$Build-9593</meta:generator>
    <meta:document-statistic meta:object-count="48"/>
  </office:meta>
</office:document-meta>
</file>